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Store.buyCurrentC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storeFrontJalopyPr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rStore.resetMa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rStore.storeFrontSUVPr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getMode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rStore.choosePackage( String packag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rStore.getCurr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getCurrentMode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Store.loadClass( String name , Object fallbac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choosePackage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chooseLocaleFromMap( ActionEvent act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rStore.setCurrentModel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Store.Car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rStore.getCurrentLoader( Object fallback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rStore.storeFrontLuxuryPr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chooseLocaleFromLink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rStore.storeFrontRoadsterPr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Store.getCustomiz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